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1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b29" officeooo:paragraph-rsid="00137b29"/>
    </style:style>
    <style:style style:name="P2" style:family="paragraph" style:parent-style-name="Standard">
      <style:text-properties style:font-name="Liberation Sans" officeooo:rsid="00137b29" officeooo:paragraph-rsid="00137b29"/>
    </style:style>
    <style:style style:name="P3" style:family="paragraph" style:parent-style-name="Standard" style:list-style-name="L1">
      <style:text-properties style:font-name="Liberation Sans" officeooo:rsid="00137b29" officeooo:paragraph-rsid="00137b29"/>
    </style:style>
    <style:style style:name="P4" style:family="paragraph" style:parent-style-name="Standard">
      <style:text-properties style:font-name="Liberation Sans" fo:font-weight="bold" officeooo:rsid="00137b29" officeooo:paragraph-rsid="00137b29" style:font-weight-asian="bold" style:font-weight-complex="bold"/>
    </style:style>
    <style:style style:name="P5" style:family="paragraph" style:parent-style-name="Standard" style:list-style-name="L2">
      <style:text-properties style:font-name="Liberation Sans" fo:font-weight="normal" officeooo:rsid="00137b29" officeooo:paragraph-rsid="00137b29" style:font-weight-asian="normal" style:font-weight-complex="normal"/>
    </style:style>
    <style:style style:name="P6" style:family="paragraph" style:parent-style-name="Standard">
      <style:text-properties style:font-name="Liberation Sans" style:text-underline-style="solid" style:text-underline-width="auto" style:text-underline-color="font-color" fo:font-weight="bold" officeooo:rsid="00137b29" officeooo:paragraph-rsid="00137b29" style:font-weight-asian="bold" style:font-weight-complex="bold"/>
    </style:style>
    <style:style style:name="P7" style:family="paragraph" style:parent-style-name="Standard" style:list-style-name="L1">
      <style:text-properties style:font-name="Liberation Sans" officeooo:rsid="00148343" officeooo:paragraph-rsid="00148343" fo:background-color="#ffff00"/>
    </style:style>
    <style:style style:name="P8" style:family="paragraph" style:parent-style-name="Standard" style:list-style-name="L2">
      <style:text-properties officeooo:paragraph-rsid="00139d2b"/>
    </style:style>
    <style:style style:name="T1" style:family="text">
      <style:text-properties style:font-name="Liberation Sans" fo:font-weight="normal" officeooo:rsid="00137b29" style:font-weight-asian="normal" style:font-weight-complex="normal"/>
    </style:style>
    <style:style style:name="T2" style:family="text">
      <style:text-properties style:font-name="Liberation Sans" fo:font-weight="normal" officeooo:rsid="00139d2b" style:font-weight-asian="normal" style:font-weight-complex="normal"/>
    </style:style>
    <style:style style:name="T3" style:family="text">
      <style:text-properties style:font-name="Liberation Sans" fo:font-weight="normal" officeooo:rsid="00144465" style:font-weight-asian="normal" style:font-weight-complex="normal"/>
    </style:style>
    <style:style style:name="T4" style:family="text">
      <style:text-properties style:font-name="Default Sans Serif" fo:font-size="10pt" fo:font-weight="bold"/>
    </style:style>
    <style:style style:name="T5" style:family="text">
      <style:text-properties style:font-name="Default Sans Serif" fo:font-size="10pt" fo:font-weight="bold" officeooo:rsid="00139d2b" style:font-weight-asian="normal" style:font-weight-complex="normal"/>
    </style:style>
    <style:style style:name="T6" style:family="text">
      <style:text-properties style:font-name="Default Sans Serif" fo:font-size="10pt" fo:font-weight="bold" officeooo:rsid="00144465" style:font-weight-asian="normal" style:font-weight-complex="normal"/>
    </style:style>
    <style:style style:name="T7" style:family="text">
      <style:text-properties style:font-name="Liberation Sans1" fo:font-size="10pt" fo:font-weight="bold"/>
    </style:style>
    <style:style style:name="T8" style:family="text">
      <style:text-properties style:font-name="Liberation Sans1" fo:font-size="10pt" fo:font-weight="bold" officeooo:rsid="00139d2b" style:font-weight-asian="normal" style:font-weight-complex="normal"/>
    </style:style>
    <style:style style:name="T9" style:family="text">
      <style:text-properties fo:color="#c9211e" loext:opacity="100%" style:font-name="Liberation Sans1" fo:font-size="10pt" fo:font-weight="bold"/>
    </style:style>
    <style:style style:name="T10" style:family="text">
      <style:text-properties fo:color="#c9211e" loext:opacity="100%" style:font-name="Liberation Sans1" fo:font-size="10pt" fo:font-weight="bold" officeooo:rsid="00139d2b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444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XECS</text:p>
      <text:p text:style-name="P4"/>
      <text:list xml:id="list827525061" text:style-name="L2">
        <text:list-item>
          <text:p text:style-name="P5">En esta petición:</text:p>
          <text:p text:style-name="P5">“<text:span text:style-name="T11">Que el sistema emita automáticamente la Propuesta de Resolución provisional definitiva pasados 10 días desde la notificación de la propuesta de resolución provisional, siempre que sea FAVORABLE</text:span>.” </text:p>
          <text:p text:style-name="P8"><text:span text:style-name="T1">Te pregunté que entiendes por ¿favorable?. Me contestaste que son aquellos expedientes en situación ‘</text:span><text:span text:style-name="T4">I</text:span><text:span text:style-name="T7">F + PR Provisional </text:span><text:span text:style-name="T9">emesa</text:span> <text:span text:style-name="T1">’ </text:span><text:span text:style-name="T2">¿no tendría que ser ‘</text:span><text:span text:style-name="T6">I</text:span><text:span text:style-name="T8">F + PR Provisional </text:span><text:span text:style-name="T10">emetra</text:span><text:span text:style-name="T8">’</text:span><text:span text:style-name="T2"> ? … </text:span><text:span text:style-name="T3">ya que me pides que se emita la notificación de PR</text:span></text:p>
          <text:p text:style-name="P8"><text:span text:style-name="T3"/></text:p>
        </text:list-item>
        <text:list-item>
          <text:p text:style-name="P5">Pendiente de que me digas cuales son las nuevas situaciones de los expedientes.</text:p>
        </text:list-item>
        <text:list-item>
          <text:p text:style-name="P5">Repasar si todas las situaciones, <text:span text:style-name="T12">que ahora hay en el gestor, </text:span>son necesarias.</text:p>
        </text:list-item>
        <text:list-item>
          <text:p text:style-name="P5">Automatizar el cambio de situación de los expedientes en función de la acción realizada (si se ha emitido requerimiento, si se ha emitido informe fav/desf, <text:s/>si se ha emitido propuesta resolución, si se ha justificado, etc etc ...)</text:p>
        </text:list-item>
      </text:list>
      <text:p text:style-name="P4"/>
      <text:p text:style-name="P6">IDI-ISBA</text:p>
      <text:p text:style-name="P2"/>
      <text:list xml:id="list2456586090" text:style-name="L1">
        <text:list-item>
          <text:p text:style-name="P3">Pendiente comunicar resultados prueba formulario solicitud.</text:p>
        </text:list-item>
        <text:list-item>
          <text:p text:style-name="P3">Pendiente comunicar resultados prueba edición detalle expediente.</text:p>
          <text:p text:style-name="P3"/>
        </text:list-item>
        <text:list-item>
          <text:p text:style-name="P3">Pendiente confirmar si serán estos los actos administrativos necesarios:</text:p>
        </text:list-item>
      </text:list>
      <text:p text:style-name="P2"/>
      <text:list xml:id="list92205040656832" text:continue-numbering="true" text:style-name="L1">
        <text:list-item>
          <text:list>
            <text:list-item>
              <text:p text:style-name="P3">Requeriment (¿máximo de días, 10?)</text:p>
            </text:list-item>
            <text:list-item>
              <text:p text:style-name="P3">Resolució desistiment per no esmenar</text:p>
            </text:list-item>
            <text:list-item>
              <text:p text:style-name="P3">Proposta de resolució provisional</text:p>
            </text:list-item>
            <text:list-item>
              <text:p text:style-name="P3">Proposta de resolució definitiva</text:p>
            </text:list-item>
            <text:list-item>
              <text:p text:style-name="P3">Resolució de denegació ¿*?</text:p>
            </text:list-item>
            <text:list-item>
              <text:p text:style-name="P3">Resolució de pagament</text:p>
            </text:list-item>
            <text:list-item>
              <text:p text:style-name="P3">Resolució de concessió</text:p>
              <text:p text:style-name="P3"/>
            </text:list-item>
          </text:list>
        </text:list-item>
        <text:list-item>
          <text:p text:style-name="P7">¿Qué situaciones?</text:p>
        </text:list-item>
      </text:list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1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11T08:14:16.056000000</meta:creation-date>
    <dc:date>2024-07-12T09:22:03.135000000</dc:date>
    <meta:editing-duration>P1DT23M31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2" meta:word-count="210" meta:character-count="1281" meta:non-whitespace-character-count="1108"/>
  </office:meta>
</office:document-meta>
</file>